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a525" officeooo:paragraph-rsid="0002a525"/>
    </style:style>
    <style:style style:name="P2" style:family="paragraph" style:parent-style-name="Standard">
      <style:text-properties officeooo:rsid="00031f90" officeooo:paragraph-rsid="00031f90"/>
    </style:style>
    <style:style style:name="P3" style:family="paragraph" style:parent-style-name="Standard">
      <style:text-properties officeooo:rsid="00048067" officeooo:paragraph-rsid="00031f90"/>
    </style:style>
    <style:style style:name="P4" style:family="paragraph" style:parent-style-name="Standard">
      <style:paragraph-properties fo:break-before="page"/>
      <style:text-properties officeooo:rsid="0002a525" officeooo:paragraph-rsid="0002a5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Programmation système et concurrente</text:p>
      <text:p text:style-name="Title">API de communication entre threads</text:p>
      <text:p text:style-name="P1"/>
      <text:p text:style-name="P1"/>
      <text:p text:style-name="P1"/>
      <text:p text:style-name="P4"/>
      <text:h text:style-name="Heading_20_1" text:outline-level="1">Présentation :</text:h>
      <text:p text:style-name="P2"/>
      <text:p text:style-name="P2"/>
      <text:p text:style-name="P2">La communication entre threads d'une application multitâche est possible et peut être directement dans le code des taches. Cependant, ce code est lourd, il faut bien penser aux synchronisations pour assurer des performances et ne pas impacter la protection des données.</text:p>
      <text:p text:style-name="P2"/>
      <text:p text:style-name="P2">C'est dans ce cadre que nous proposons de simplifier le travail du programmeur en lui apportant une bibliothèque de fonctions qui seront appelées dans le code des threads pour qu'ils puissent communiquer, faisant un code léger pour le programmeur tout en assurant synchronisation et protection des données.</text:p>
      <text:p text:style-name="P3"/>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08:35:05.338434784</meta:creation-date>
    <dc:date>2015-11-12T09:54:07.621245824</dc:date>
    <meta:editing-duration>PT1H15M7S</meta:editing-duration>
    <meta:editing-cycles>4</meta:editing-cycles>
    <meta:generator>LibreOffice/4.2.7.2$Linux_X86_64 LibreOffice_project/420m0$Build-2</meta:generator>
    <meta:document-statistic meta:table-count="0" meta:image-count="0" meta:object-count="0" meta:page-count="2" meta:paragraph-count="5" meta:word-count="99" meta:character-count="659" meta:non-whitespace-character-count="565"/>
  </office:meta>
</office:document-meta>
</file>